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fo:font-variant="normal" fo:text-transform="none" fo:color="#000000" style:font-name="Helvetica Neue" fo:font-size="18.75pt" fo:letter-spacing="normal" fo:font-style="normal" fo:font-weight="normal"/>
    </style:style>
    <style:style style:name="P2" style:family="paragraph" style:parent-style-name="Preformatted_20_Text">
      <style:text-properties fo:font-variant="normal" fo:text-transform="none" fo:color="#000000" fo:letter-spacing="normal" officeooo:rsid="001faf7b" officeooo:paragraph-rsid="001faf7b"/>
    </style:style>
    <style:style style:name="P3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4" style:family="paragraph" style:parent-style-name="Standard">
      <style:text-properties officeooo:rsid="001faf7b" officeooo:paragraph-rsid="001faf7b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font-name="Helvetica Neue" fo:font-size="10.5pt" fo:letter-spacing="normal" fo:font-style="normal" fo:font-weight="normal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fo:font-variant="normal" fo:text-transform="none" fo:color="#000000" style:font-name="Helvetica Neue" fo:font-size="18.75pt" fo:letter-spacing="normal" fo:font-style="normal" fo:font-weight="normal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T1" style:family="text">
      <style:text-properties officeooo:rsid="001faf7b"/>
    </style:style>
    <style:style style:name="T2" style:family="text">
      <style:text-properties fo:font-variant="normal" fo:text-transform="none" fo:color="#000000" style:font-name="Helvetica Neue" fo:font-size="10.5pt" fo:letter-spacing="normal" fo:font-style="normal" fo:font-weight="normal"/>
    </style:style>
    <style:style style:name="T3" style:family="text">
      <style:text-properties fo:font-variant="normal" fo:text-transform="none" fo:color="#000000" style:font-name="Helvetica Neue" fo:font-size="10.5pt" fo:letter-spacing="normal" fo:font-style="normal" fo:font-weight="normal" officeooo:rsid="001faf7b"/>
    </style:style>
    <style:style style:name="T4" style:family="text">
      <style:text-properties style:font-name="monospace" fo:font-size="10.5pt" fo:font-style="normal" fo:font-weight="normal"/>
    </style:style>
    <style:style style:name="T5" style:family="text">
      <style:text-properties style:font-name="monospace" fo:font-size="10.5pt" fo:font-style="normal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Conclusions:"/>Conclusions:</text:h>
      <text:p text:style-name="P6"/>
      <text:p text:style-name="P5">Mostly the 'Tags' and 'last activity' influences overall output of the model</text:p>
      <text:p text:style-name="P5">The conversion Probability can be used as the Lead Score as mentioned in the problem Statement</text:p>
      <text:p text:style-name="P5"/>
      <text:p text:style-name="P5">The Business should focus on the certain tags Closed By Horizon, Lost to EINS and activities such as "Will revert after reading the email" and "Activity_SMS Sent" <text:span text:style-name="T1">as these leads have high probability of Conversion</text:span></text:p>
      <text:p text:style-name="P5"/>
      <text:p text:style-name="P7"><text:span text:style-name="T2">Also there are negative </text:span><text:span text:style-name="T3">influences </text:span><text:span text:style-name="T2"><text:s/>such as "Diploma holder (Not Eligible)", "Not doing further education" "switched off" </text:span><text:span text:style-name="T3">and</text:span><text:span text:style-name="T2"> "Ringing, Leads with these tags and activities should be avoided </text:span><text:span text:style-name="T3">by the sales team to save time</text:span></text:p>
      <text:p text:style-name="Standard"/>
      <text:p text:style-name="P4">The Model has very good prediction accuracy about 90%</text:p>
      <text:p text:style-name="P4"/>
      <text:p text:style-name="P4">Find below the Accuracy and Other Metrics, for different cutoffs</text:p>
      <text:p text:style-name="P4"/>
      <text:p text:style-name="P2"><text:s text:c="5"/><text:span text:style-name="T5">prob <text:s/>accuracy <text:s text:c="4"/>sensi <text:s text:c="4"/>speci</text:span></text:p>
      <text:p text:style-name="P3">0.0 <text:s text:c="2"/>0.0 <text:s/>0.385136 <text:s/>1.000000 <text:s/>0.000000</text:p>
      <text:p text:style-name="P3">0.1 <text:s text:c="2"/>0.1 <text:s/>0.768383 <text:s/>0.969338 <text:s/>0.642510</text:p>
      <text:p text:style-name="P3">0.2 <text:s text:c="2"/>0.2 <text:s/>0.900016 <text:s/>0.889616 <text:s/>0.906530</text:p>
      <text:p text:style-name="P3">0.3 <text:s text:c="2"/>0.3 <text:s/>0.922374 <text:s/>0.872036 <text:s/>0.953905</text:p>
      <text:p text:style-name="P3">0.4 <text:s text:c="2"/>0.4 <text:s/>0.921745 <text:s/>0.869992 <text:s/>0.954161</text:p>
      <text:p text:style-name="P3">0.5 <text:s text:c="2"/>0.5 <text:s/>0.921745 <text:s/>0.869992 <text:s/>0.954161</text:p>
      <text:p text:style-name="P3">0.6 <text:s text:c="2"/>0.6 <text:s/>0.921745 <text:s/>0.869992 <text:s/>0.954161</text:p>
      <text:p text:style-name="P3">0.7 <text:s text:c="2"/>0.7 <text:s/>0.892930 <text:s/>0.738757 <text:s/>0.989501</text:p>
      <text:p text:style-name="P3">0.8 <text:s text:c="2"/>0.8 <text:s/>0.892615 <text:s/>0.737939 <text:s/>0.989501</text:p>
      <text:p text:style-name="P3">0.9 <text:s text:c="2"/>0.9 <text:s/>0.876555 <text:s/>0.690515 <text:s/>0.993086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8T18:55:06.231209369</meta:creation-date>
    <dc:date>2021-12-08T19:00:04.785473523</dc:date>
    <meta:editing-duration>PT20S</meta:editing-duration>
    <meta:editing-cycles>1</meta:editing-cycles>
    <meta:document-statistic meta:table-count="0" meta:image-count="0" meta:object-count="0" meta:page-count="1" meta:paragraph-count="18" meta:word-count="172" meta:character-count="1162" meta:non-whitespace-character-count="943"/>
    <meta:generator>LibreOffice/6.4.7.2$Linux_X86_64 LibreOffice_project/40$Build-2</meta:generator>
  </office:meta>
</office:document-meta>
</file>